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9" table:number-columns-repeated="16380"/>
        </table:table-row>
        <table:table-row table:style-name="ro2" table:number-rows-repeated="1048418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00/00/00</text:date>, <text:time style:data-style-name="N2" text:time-value="16:31:28.93060228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2.2$Linux_X86_64 LibreOffice_project/580$Build-2</meta:generator>
    <dc:date>2025-11-07T17:07:59.606505814</dc:date>
    <meta:editing-duration>P1DT6H51M27S</meta:editing-duration>
    <meta:editing-cycles>344</meta:editing-cycles>
    <meta:document-statistic meta:table-count="1" meta:cell-count="628" meta:object-count="0"/>
  </office:meta>
</office:document-meta>
</file>